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0214F1F9D1D.png"/>
  <manifest:file-entry manifest:media-type="image/png" manifest:full-path="Pictures/100002010000027F0000009213BE1314.png"/>
  <manifest:file-entry manifest:media-type="image/png" manifest:full-path="Pictures/1000020100000266000000CA15C15E85.png"/>
  <manifest:file-entry manifest:media-type="image/png" manifest:full-path="Pictures/100002010000017F00000179992EB7F9.png"/>
  <manifest:file-entry manifest:media-type="image/png" manifest:full-path="Pictures/10000201000001290000003816171C8C.png"/>
  <manifest:file-entry manifest:media-type="image/png" manifest:full-path="Pictures/100002010000044F000001ACE4287A53.png"/>
  <manifest:file-entry manifest:media-type="image/png" manifest:full-path="Pictures/10000201000001C7000000AA4078E020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fo:font-variant="normal" fo:text-transform="none" fo:font-size="10.5pt" fo:letter-spacing="normal" fo:font-style="normal" fo:font-weight="normal"/>
    </style:style>
    <style:style style:name="P5" style:family="paragraph" style:parent-style-name="Heading_20_2">
      <style:text-properties fo:font-variant="normal" fo:text-transform="none" fo:font-size="10.5pt" fo:letter-spacing="normal" fo:font-style="normal" fo:font-weight="normal"/>
    </style:style>
    <style:style style:name="P6" style:family="paragraph" style:parent-style-name="Heading_20_2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9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act Responsive Ecommerce Website Tutorial</text:h>
      <text:p text:style-name="P3">zainkeepscode</text:p>
      <text:p text:style-name="P2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2"/>
      <text:p text:style-name="Standard"><text:span text:style-name="T3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4">https://amazon-3l2.pages.dev/</text:span></text:a><text:span text:style-name="T2"> </text:span></text:p>
      <text:p text:style-name="Standard"><text:span text:style-name="T3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3">Complete Source Code : </text:span><text:a xlink:type="simple" xlink:href="https://www.patreon.com/zainkeepscode" text:style-name="Internet_20_link" text:visited-style-name="Visited_20_Internet_20_Link"><text:span text:style-name="T4">https://www.patreon.com/zainkeepscode</text:span></text:a></text:p>
      <text:p text:style-name="P8"/>
      <text:p text:style-name="P2"/>
      <text:p text:style-name="P2"/>
      <text:p text:style-name="P2">Install "yarn"</text:p>
      <text:p text:style-name="P2">&gt; npm install --global yarn</text:p>
      <text:p text:style-name="P2"/>
      <text:p text:style-name="P2">Clone the starter package</text:p>
      <text:p text:style-name="P2">&gt; git clone <text:a xlink:type="simple" xlink:href="https://github.com/ZainRk/amazon-starterpack" text:style-name="Internet_20_link" text:visited-style-name="Visited_20_Internet_20_Link"><text:span text:style-name="T5">https://github.com/ZainRk/amazon-starterpack</text:span></text:a></text:p>
      <text:p text:style-name="P9"/>
      <text:p text:style-name="P9">Go into the "Amazon Starterpack" folder and run yarn.</text:p>
      <text:p text:style-name="P9">&gt; yarn</text:p>
      <text:p text:style-name="P9"><draw:frame draw:style-name="fr2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9">Start the server. (Currently runs on localhost:3000)</text:p>
      <text:p text:style-name="P9">&gt; yarn start</text:p>
      <text:p text:style-name="P9"/>
      <text:p text:style-name="P9"><text:s/>Open project with Visual Studio Code.</text:p>
      <text:p text:style-name="P9"><draw:frame draw:style-name="fr1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5" text:outline-level="2"><text:soft-page-break/>App.css defines some colors as color variables so we don't have to use hex codes.</text:h>
      <text:p text:style-name="Text_20_body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text:span text:style-name="T5"/></text:p>
      <text:h text:style-name="P6" text:outline-level="2">Create the Header</text:h>
      <text:p text:style-name="P4">Create /Header.jsx file</text:p>
      <text:p text:style-name="P4">Initialize it with "rafce"</text:p>
      <text:p text:style-name="P4"><draw:frame draw:style-name="fr1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4">Replace App.jsx content with &lt;Header/&gt;</text:p>
      <text:p text:style-name="P4"/>
      <text:p text:style-name="P4">Create Header.module.css file and import it in the header.</text:p>
      <text:p text:style-name="P4"><text:tab/>Import css from './Header.module.css'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horthand for making divs:</text:p>
      <text:p text:style-name="P4"><draw:frame draw:style-name="fr1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4">Creates:</text:p>
      <text:p text:style-name="P4"><draw:frame draw:style-name="fr1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4">Shortcut works for all divs, such as &lt;input&gt;</text:p>
      <text:p text:style-name="P4"><draw:frame draw:style-name="fr1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1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4">Creates:</text:p>
      <text:p text:style-name="P4"><draw:frame draw:style-name="fr1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30M9S</meta:editing-duration>
    <meta:editing-cycles>18</meta:editing-cycles>
    <meta:generator>OpenOffice/4.1.13$Win32 OpenOffice.org_project/4113m1$Build-9810</meta:generator>
    <dc:date>2023-05-30T22:25:55.26</dc:date>
    <meta:document-statistic meta:table-count="0" meta:image-count="9" meta:object-count="0" meta:page-count="3" meta:paragraph-count="26" meta:word-count="118" meta:character-count="913"/>
    <meta:user-defined meta:name="Info 1"/>
    <meta:user-defined meta:name="Info 2"/>
    <meta:user-defined meta:name="Info 3"/>
    <meta:user-defined meta:name="Info 4"/>
  </office:meta>
</office:document-meta>
</file>